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3F0000003D4041BBE1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shadow="visible" draw:shadow-offset-x="0cm" draw:shadow-offset-y="0cm" draw:shadow-color="#000000" loext:shadow-blur="0.353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cm" svg:height="1.529cm" svg:x="1cm" svg:y="1cm">
          <draw:image xlink:href="Pictures/100000010000013F0000003D4041BBE1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l" fo:country="G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3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eorgios Kolliniatis</meta:initial-creator>
    <meta:creation-date>2025-02-08T14:57:59.902399954</meta:creation-date>
    <dc:date>2025-02-08T15:01:13.242155581</dc:date>
    <dc:creator>Georgios Kolliniatis</dc:creator>
    <meta:editing-duration>PT3M15S</meta:editing-duration>
    <meta:editing-cycles>1</meta:editing-cycles>
    <meta:document-statistic meta:object-count="1"/>
    <meta:generator>LibreOffice/24.2.7.2$Linux_X86_64 LibreOffice_project/420$Build-2</meta:generator>
  </office:meta>
</office:document-meta>
</file>